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ab61"/>
    </style:style>
    <style:style style:name="P2" style:family="paragraph" style:parent-style-name="Standard">
      <style:text-properties fo:font-weight="bold" officeooo:paragraph-rsid="0001ab61" style:font-weight-asian="bold" style:font-weight-complex="bold"/>
    </style:style>
    <style:style style:name="P3" style:family="paragraph" style:parent-style-name="Standard">
      <style:text-properties officeooo:rsid="0001ab61" officeooo:paragraph-rsid="0001ab61"/>
    </style:style>
    <style:style style:name="P4" style:family="paragraph" style:parent-style-name="Standard">
      <style:text-properties officeooo:rsid="0005eed4" officeooo:paragraph-rsid="0005eed4"/>
    </style:style>
    <style:style style:name="T1" style:family="text">
      <style:text-properties officeooo:rsid="0001ab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apiski <text:span text:style-name="T1">z postępu prac</text:span> </text:p>
      <text:p text:style-name="P1">23 czerwca 2017 Dzisiaj nie wyrobiłem planu. Czytam dalej tutoriale o githubie. Strony:<text:a xlink:type="simple" xlink:href="https://guides.github.com/introduction/flow/" text:style-name="Internet_20_link" text:visited-style-name="Visited_20_Internet_20_Link">https://guides.github.com/introduction/flow/</text:a> <text:a xlink:type="simple" xlink:href="https://help.github.com/articles/closing-issues-via-commit-messages/" text:style-name="Internet_20_link" text:visited-style-name="Visited_20_Internet_20_Link">https://help.github.com/articles/closing-issues-via-commit-messages/</text:a> <text:a xlink:type="simple" xlink:href="https://help.github.com/articles/viewing-contributions-on-your-profile/" text:style-name="Internet_20_link" text:visited-style-name="Visited_20_Internet_20_Link">https://help.github.com/articles/viewing-contributions-on-your-profile/</text:a> <text:a xlink:type="simple" xlink:href="https://help.github.com/articles/about-writing-and-formatting-on-github/#text-formatting-toolbar" text:style-name="Internet_20_link" text:visited-style-name="Visited_20_Internet_20_Link">https://help.github.com/articles/about-writing-and-formatting-on-github/#text-formatting-toolbar</text:a> <text:a xlink:type="simple" xlink:href="https://guides.github.com/features/pages/" text:style-name="Internet_20_link" text:visited-style-name="Visited_20_Internet_20_Link">https://guides.github.com/features/pages/</text:a> </text:p>
      <text:p text:style-name="P1">24 czerwca 2017 Nadal zamierzam czytać tutoriale ze strony <text:a xlink:type="simple" xlink:href="https://guides.github.com/" text:style-name="Internet_20_link" text:visited-style-name="Visited_20_Internet_20_Link">https://guides.github.com/</text:a> dzisiaj projekty. </text:p>
      <text:p text:style-name="P1">25 czerwca 2017 wczoraj przez większość czasu nic nie robiłem. Zobaczę co dzisiaj zrobię.</text:p>
      <text:p text:style-name="P3">3 lipca 2017 od tygodnia nie pracowałem na githubie ponieważ robimy remont u babci</text:p>
      <text:p text:style-name="P4">5 lipca 2017 bardzo nieregularnie używam githuba. Mam dzisiaj znaleźć coś o gicie bez github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ymon </meta:initial-creator>
    <meta:creation-date>2017-07-03T14:01:16.552818214</meta:creation-date>
    <dc:date>2017-07-05T16:55:15.126736350</dc:date>
    <dc:creator>szymon </dc:creator>
    <meta:editing-duration>PT1H59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76" meta:character-count="804" meta:non-whitespace-character-count="731"/>
  </office:meta>
</office:document-meta>
</file>